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, 'Courier New', monosp" svg:font-family="Consolas, 'Courier New', monosp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Courier New"/>
      </text:list-level-style-bullet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 fo:margin-left="0.5in">
        <style:tab-stops/>
      </style:paragraph-properties>
    </style:style>
    <style:style style:name="T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margin-left="0.5in">
        <style:tab-stops/>
      </style:paragraph-properties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P33" style:parent-style-name="Standard" style:family="paragraph">
      <style:paragraph-properties fo:margin-left="0.5in">
        <style:tab-stops/>
      </style:paragraph-properties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P37" style:parent-style-name="Standard" style:family="paragraph">
      <style:paragraph-properties fo:margin-left="0.5in">
        <style:tab-stops/>
      </style:paragraph-properties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42" style:parent-style-name="Standard" style:family="paragraph">
      <style:paragraph-properties fo:margin-left="0.5in">
        <style:tab-stops/>
      </style:paragraph-properties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Standard" style:family="paragraph">
      <style:paragraph-properties fo:margin-left="0.5in">
        <style:tab-stops/>
      </style:paragraph-properties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Standard" style:family="paragraph">
      <style:paragraph-properties fo:margin-left="0.5in">
        <style:tab-stops/>
      </style:paragraph-properties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T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P6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61" style:parent-style-name="Standard" style:family="paragraph">
      <style:paragraph-properties fo:margin-left="0.5in">
        <style:tab-stops/>
      </style:paragraph-properties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Standard" style:family="paragraph">
      <style:paragraph-properties fo:margin-left="0.5in">
        <style:tab-stops/>
      </style:paragraph-properties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Standard" style:list-style-name="LFO2" style:family="paragraph"/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Standard" style:list-style-name="LFO3" style:family="paragraph">
      <style:text-properties fo:font-size="14pt" style:font-size-asian="14pt" style:font-size-complex="14pt"/>
    </style:style>
    <style:style style:name="P74" style:parent-style-name="Standard" style:list-style-name="LFO3" style:family="paragraph"/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Standard" style:list-style-name="LFO2" style:family="paragraph"/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Standard" style:list-style-name="LFO2" style:family="paragraph">
      <style:text-properties fo:font-size="14pt" style:font-size-asian="14pt" style:font-size-complex="14pt"/>
    </style:style>
    <style:style style:name="P80" style:parent-style-name="Standard" style:list-style-name="LFO4" style:family="paragraph">
      <style:text-properties fo:font-size="14pt" style:font-size-asian="14pt" style:font-size-complex="14pt"/>
    </style:style>
    <style:style style:name="P81" style:parent-style-name="Standard" style:list-style-name="LFO4" style:family="paragraph">
      <style:text-properties fo:font-size="14pt" style:font-size-asian="14pt" style:font-size-complex="14pt"/>
    </style:style>
    <style:style style:name="P82" style:parent-style-name="Standard" style:list-style-name="LFO4" style:family="paragraph">
      <style:text-properties fo:font-size="14pt" style:font-size-asian="14pt" style:font-size-complex="14pt"/>
    </style:style>
    <style:style style:name="P83" style:parent-style-name="Standard" style:list-style-name="LFO5" style:family="paragraph"/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Standard" style:list-style-name="LFO2" style:family="paragraph"/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list-style-name="LFO2" style:family="paragraph">
      <style:text-properties fo:font-size="14pt" style:font-size-asian="14pt" style:font-size-complex="14pt"/>
    </style:style>
    <style:style style:name="P91" style:parent-style-name="Standard" style:list-style-name="LFO2" style:family="paragraph"/>
    <style:style style:name="T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P94" style:parent-style-name="Standard" style:family="paragraph">
      <style:paragraph-properties fo:text-indent="0.4923in"/>
    </style:style>
    <style:style style:name="T9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paragraph-properties fo:text-indent="0.4923in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indent="0.4923in"/>
    </style:style>
    <style:style style:name="T1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12" style:parent-style-name="Standard" style:family="paragraph">
      <style:paragraph-properties fo:text-indent="0.4923in"/>
      <style:text-properties fo:font-size="14pt" style:font-size-asian="14pt" style:font-size-complex="14pt" fo:language="en" fo:country="US"/>
    </style:style>
    <style:style style:name="P113" style:parent-style-name="Standard" style:list-style-name="LFO1" style:family="paragraph"/>
    <style:style style:name="T1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8" style:parent-style-name="Standard" style:list-style-name="LFO6" style:family="paragraph"/>
    <style:style style:name="T1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1" style:parent-style-name="Standard" style:list-style-name="LFO6" style:family="paragraph"/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Standard" style:list-style-name="LFO6" style:family="paragraph"/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9" style:parent-style-name="Standard" style:list-style-name="LFO6" style:family="paragraph"/>
    <style:style style:name="T1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5" style:parent-style-name="Standard" style:list-style-name="LFO6" style:family="paragraph"/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P140" style:parent-style-name="Standard" style:list-style-name="LFO6" style:family="paragraph"/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Standard" style:list-style-name="LFO6" style:family="paragraph"/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3" style:parent-style-name="Standard" style:list-style-name="LFO6" style:family="paragraph"/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6" style:parent-style-name="Standard" style:list-style-name="LFO7" style:family="paragraph"/>
    <style:style style:name="T1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9" style:parent-style-name="Standard" style:list-style-name="LFO7" style:family="paragraph"/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2" style:parent-style-name="Standard" style:list-style-name="LFO7" style:family="paragraph"/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P164" style:parent-style-name="Standard" style:list-style-name="LFO7" style:family="paragraph"/>
    <style:style style:name="T1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7" style:parent-style-name="Standard" style:list-style-name="LFO7" style:family="paragraph"/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T1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6" style:parent-style-name="Standard" style:list-style-name="LFO7" style:family="paragraph"/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Standard" style:list-style-name="LFO8" style:family="paragraph"/>
    <style:style style:name="T1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1" style:parent-style-name="Standard" style:list-style-name="LFO8" style:family="paragraph"/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2" style:parent-style-name="Standard" style:list-style-name="LFO8" style:family="paragraph"/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P196" style:parent-style-name="Standard" style:list-style-name="LFO8" style:family="paragraph"/>
    <style:style style:name="T1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9" style:parent-style-name="Standard" style:list-style-name="LFO8" style:family="paragraph"/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Standard" style:list-style-name="LFO8" style:family="paragraph"/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T20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10" style:parent-style-name="Standard" style:list-style-name="LFO8" style:family="paragraph"/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P215" style:parent-style-name="Standard" style:list-style-name="LFO8" style:family="paragraph"/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P217" style:parent-style-name="Standard" style:family="paragraph">
      <style:paragraph-properties fo:margin-left="1.24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2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2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3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4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5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6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7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8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29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0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1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7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8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29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0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1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2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3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4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5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6" style:parent-style-name="Standard" style:family="paragraph">
      <style:text-properties style:font-name="Consolas, 'Courier New', monosp" fo:font-weight="bold" style:font-weight-asian="bold" style:font-weight-complex="bold" fo:color="#C586C0" fo:font-size="16pt" style:font-size-asian="16pt" style:font-size-complex="16pt" fo:background-color="#1F1F1F" fo:language="en" fo:country="GB"/>
    </style:style>
    <style:style style:name="P337" style:parent-style-name="Standard" style:family="paragraph">
      <style:text-properties fo:font-size="16pt" style:font-size-asian="16pt" style:font-size-complex="16pt" fo:language="en" fo:country="US"/>
    </style:style>
    <style:style style:name="P338" style:parent-style-name="Standard" style:family="paragraph">
      <style:paragraph-properties fo:margin-left="0.25in">
        <style:tab-stops/>
      </style:paragraph-properties>
    </style:style>
    <style:style style:name="T33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4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46" style:parent-style-name="Гиперссылка" style:family="text">
      <style:text-properties fo:language="en" fo:country="GB"/>
    </style:style>
    <style:style style:name="T347" style:parent-style-name="Гиперссылка" style:family="text">
      <style:text-properties fo:language="en" fo:country="GB"/>
    </style:style>
    <style:style style:name="T348" style:parent-style-name="Гиперссылка" style:family="text">
      <style:text-properties fo:language="en" fo:country="GB"/>
    </style:style>
    <style:style style:name="T349" style:parent-style-name="Гиперссылка" style:family="text">
      <style:text-properties fo:language="en" fo:country="GB"/>
    </style:style>
    <style:style style:name="T350" style:parent-style-name="Гиперссылка" style:family="text">
      <style:text-properties fo:language="en" fo:country="GB"/>
    </style:style>
    <style:style style:name="T351" style:parent-style-name="Гиперссылка" style:family="text">
      <style:text-properties fo:language="en" fo:country="GB"/>
    </style:style>
    <style:style style:name="T352" style:parent-style-name="Гиперссылка" style:family="text">
      <style:text-properties fo:language="en" fo:country="GB"/>
    </style:style>
    <style:style style:name="T353" style:parent-style-name="Гиперссылка" style:family="text">
      <style:text-properties fo:language="en" fo:country="GB"/>
    </style:style>
    <style:style style:name="T354" style:parent-style-name="Гиперссылка" style:family="text">
      <style:text-properties fo:language="en" fo:country="GB"/>
    </style:style>
    <style:style style:name="T355" style:parent-style-name="Гиперссылка" style:family="text">
      <style:text-properties fo:language="en" fo:country="GB"/>
    </style:style>
    <style:style style:name="P356" style:parent-style-name="Standard" style:family="paragraph">
      <style:paragraph-properties fo:margin-left="0.5in">
        <style:tab-stops/>
      </style:paragraph-properties>
    </style:style>
    <style:style style:name="T35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5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5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36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61" style:parent-style-name="Основнойшрифтабзаца" style:family="text">
      <style:text-properties fo:font-size="14pt" style:font-size-asian="14pt" style:font-size-complex="14pt"/>
    </style:style>
    <style:style style:name="T36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63" style:parent-style-name="Основнойшрифтабзаца" style:family="text">
      <style:text-properties fo:font-size="14pt" style:font-size-asian="14pt" style:font-size-complex="14pt"/>
    </style:style>
    <style:style style:name="T36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65" style:parent-style-name="Основнойшрифтабзаца" style:family="text">
      <style:text-properties fo:font-size="14pt" style:font-size-asian="14pt" style:font-size-complex="14pt"/>
    </style:style>
    <style:style style:name="T36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67" style:parent-style-name="Основнойшрифтабзаца" style:family="text">
      <style:text-properties fo:font-size="14pt" style:font-size-asian="14pt" style:font-size-complex="14pt"/>
    </style:style>
    <style:style style:name="T36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69" style:parent-style-name="Основнойшрифтабзаца" style:family="text">
      <style:text-properties fo:font-size="14pt" style:font-size-asian="14pt" style:font-size-complex="14pt"/>
    </style:style>
    <style:style style:name="T37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T37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73" style:parent-style-name="Основнойшрифтабзаца" style:family="text">
      <style:text-properties fo:font-size="14pt" style:font-size-asian="14pt" style:font-size-complex="14pt"/>
    </style:style>
    <style:style style:name="T37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75" style:parent-style-name="Основнойшрифтабзаца" style:family="text">
      <style:text-properties fo:font-size="14pt" style:font-size-asian="14pt" style:font-size-complex="14pt"/>
    </style:style>
    <style:style style:name="T37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77" style:parent-style-name="Основнойшрифтабзаца" style:family="text">
      <style:text-properties fo:font-size="14pt" style:font-size-asian="14pt" style:font-size-complex="14pt"/>
    </style:style>
    <style:style style:name="T37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79" style:parent-style-name="Основнойшрифтабзаца" style:family="text">
      <style:text-properties fo:font-size="14pt" style:font-size-asian="14pt" style:font-size-complex="14pt"/>
    </style:style>
    <style:style style:name="T38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81" style:parent-style-name="Основнойшрифтабзаца" style:family="text">
      <style:text-properties fo:font-size="14pt" style:font-size-asian="14pt" style:font-size-complex="14pt"/>
    </style:style>
    <style:style style:name="T38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83" style:parent-style-name="Основнойшрифтабзаца" style:family="text">
      <style:text-properties fo:font-size="14pt" style:font-size-asian="14pt" style:font-size-complex="14pt"/>
    </style:style>
    <style:style style:name="T38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85" style:parent-style-name="Основнойшрифтабзаца" style:family="text">
      <style:text-properties fo:font-size="14pt" style:font-size-asian="14pt" style:font-size-complex="14pt"/>
    </style:style>
    <style:style style:name="T38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87" style:parent-style-name="Основнойшрифтабзаца" style:family="text">
      <style:text-properties fo:font-size="14pt" style:font-size-asian="14pt" style:font-size-complex="14pt"/>
    </style:style>
    <style:style style:name="T38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89" style:parent-style-name="Основнойшрифтабзаца" style:family="text">
      <style:text-properties fo:font-size="14pt" style:font-size-asian="14pt" style:font-size-complex="14pt"/>
    </style:style>
    <style:style style:name="T39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91" style:parent-style-name="Основнойшрифтабзаца" style:family="text">
      <style:text-properties fo:font-size="14pt" style:font-size-asian="14pt" style:font-size-complex="14pt"/>
    </style:style>
    <style:style style:name="T392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93" style:parent-style-name="Основнойшрифтабзаца" style:family="text">
      <style:text-properties fo:font-size="14pt" style:font-size-asian="14pt" style:font-size-complex="14pt"/>
    </style:style>
    <style:style style:name="T394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95" style:parent-style-name="Основнойшрифтабзаца" style:family="text">
      <style:text-properties fo:font-size="14pt" style:font-size-asian="14pt" style:font-size-complex="14pt"/>
    </style:style>
    <style:style style:name="T396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97" style:parent-style-name="Основнойшрифтабзаца" style:family="text">
      <style:text-properties fo:font-size="14pt" style:font-size-asian="14pt" style:font-size-complex="14pt"/>
    </style:style>
    <style:style style:name="T39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99" style:parent-style-name="Основнойшрифтабзаца" style:family="text">
      <style:text-properties fo:font-size="14pt" style:font-size-asian="14pt" style:font-size-complex="14pt"/>
    </style:style>
    <style:style style:name="T400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401" style:parent-style-name="Standard" style:family="paragraph">
      <style:text-properties fo:language="en" fo:country="US"/>
    </style:style>
  </office:automatic-styles>
  <office:body>
    <office:text text:use-soft-page-breaks="true">
      <text:p text:style-name="P1">ФИО:<text:s/>Воронин Александр Иванович</text:p>
      <text:p text:style-name="P2">Группа: СКБ251</text:p>
      <text:p text:style-name="P3"/>
      <text:list text:style-name="LFO1" text:continue-numbering="true">
        <text:list-item>
          <text:p text:style-name="P4"><text:span text:style-name="T5">Задание:<text:s/></text:span><text:span text:style-name="T6">Группировка элементов массива</text:span><text:span text:style-name="T7"><text:s/></text:span><text:span text:style-name="T8">и статистика по группам</text:span></text:p>
        </text:list-item>
      </text:list>
      <text:p text:style-name="P9"/>
      <text:p text:style-name="P10">Реализовать шаблонную функцию:<text:s/></text:p>
      <text:p text:style-name="P11"><text:span text:style-name="T12">groupStats(arr, n, keyFunc, valueFunc)</text:span><text:span text:style-name="T13"><text:s/></text:span></text:p>
      <text:p text:style-name="P14">которая обрабатывает массив arr размера n и возвращает набор групп. Группы определяются значением ключа keyFunc(x) для каждого элемента x.</text:p>
      <text:p text:style-name="P15"><text:span text:style-name="T16">Для каждой группы функция должна посчитать и сохранить:<text:s/></text:span></text:p>
      <text:p text:style-name="P17"><text:span text:style-name="T18">1.<text:s/></text:span><text:span text:style-name="T19">key</text:span><text:span text:style-name="T20"><text:s/>- ключ группы<text:s/></text:span></text:p>
      <text:p text:style-name="P21"><text:span text:style-name="T22">2.<text:s/></text:span><text:span text:style-name="T23">count</text:span><text:span text:style-name="T24"><text:s/>- количество элементов в группе<text:s/></text:span></text:p>
      <text:p text:style-name="P25"><text:span text:style-name="T26">3.<text:s/></text:span><text:span text:style-name="T27">minElem</text:span><text:span text:style-name="T28"><text:s/>- минимальный элемент группы (по оператору &lt;)<text:s/></text:span></text:p>
      <text:p text:style-name="P29"><text:span text:style-name="T30">4.<text:s/></text:span><text:span text:style-name="T31">maxElem</text:span><text:span text:style-name="T32"><text:s/>- максимальный элемент группы (по оператору &lt;)<text:s/></text:span></text:p>
      <text:p text:style-name="P33"><text:span text:style-name="T34">5.<text:s/></text:span><text:span text:style-name="T35">sum</text:span><text:span text:style-name="T36"><text:s/>- сумма значений valueFunc(x) по всем элементам группы<text:s/></text:span></text:p>
      <text:p text:style-name="P37"><text:span text:style-name="T38">6.<text:s/></text:span><text:span text:style-name="T39">avg</text:span><text:span text:style-name="T40"><text:s/>- среднее значение valueFunc(x) по группе<text:s/></text:span></text:p>
      <text:p text:style-name="P41"/>
      <text:p text:style-name="P42"><text:span text:style-name="T43">Требования:<text:s/></text:span></text:p>
      <text:p text:style-name="P44"><text:span text:style-name="T45">•<text:s/></text:span><text:span text:style-name="T46">groupStats</text:span><text:span text:style-name="T47"><text:s/>- шаблонная функция.<text:s/></text:span></text:p>
      <text:p text:style-name="P48"><text:span text:style-name="T49">•<text:s/></text:span><text:span text:style-name="T50">keyFunc</text:span><text:span text:style-name="T51"><text:s/>и<text:s/></text:span><text:span text:style-name="T52">valueFunc</text:span><text:span text:style-name="T53"><text:s/>передаются как параметр (лямбда/функтор/указатель на функцию).<text:s/></text:span></text:p>
      <text:p text:style-name="P54"><text:span text:style-name="T55">• Результат вернуть в виде<text:s/></text:span><text:span text:style-name="T56">std::vector&lt;GroupInfo&lt;…&gt;&gt;</text:span><text:span text:style-name="T57">, где<text:s/></text:span><text:span text:style-name="T58">GroupInfo</text:span><text:span text:style-name="T59"><text:s/>- ваша структура для хранения статистики одной группы.</text:span></text:p>
      <text:p text:style-name="P60"/>
      <text:p text:style-name="P61"><text:span text:style-name="T62">Демонстрация в<text:s/></text:span><text:span text:style-name="T63">main()</text:span><text:span text:style-name="T64"><text:s/></text:span></text:p>
      <text:p text:style-name="P65"><text:span text:style-name="T66">Показать работу<text:s/></text:span><text:span text:style-name="T67">groupStats</text:span><text:span text:style-name="T68"><text:s/>на трёх массивах:<text:s/></text:span></text:p>
      <text:list text:style-name="LFO2" text:continue-numbering="true">
        <text:list-item>
          <text:p text:style-name="P69"><text:span text:style-name="T70">Массив<text:s/></text:span><text:span text:style-name="T71">int</text:span><text:span text:style-name="T72"><text:s/></text:span></text:p>
        </text:list-item>
      </text:list>
      <text:list text:style-name="LFO3" text:continue-numbering="true">
        <text:list-item>
          <text:p text:style-name="P73">Ключ: последняя цифра числа x % 10<text:s/></text:p>
        </text:list-item>
        <text:list-item>
          <text:p text:style-name="P74"><text:span text:style-name="T75">V</text:span><text:span text:style-name="T76">alue: само число x<text:s/></text:span></text:p>
        </text:list-item>
      </text:list>
      <text:list text:style-name="LFO2" text:continue-numbering="true">
        <text:list-item>
          <text:p text:style-name="P77"><text:span text:style-name="T78">Массив double<text:s/></text:span></text:p>
          <text:list text:continue-numbering="true">
            <text:list-item>
              <text:p text:style-name="P79">Ключ: номер интервала<text:s/></text:p>
            </text:list-item>
          </text:list>
        </text:list-item>
      </text:list>
      <text:list text:style-name="LFO4" text:continue-numbering="true">
        <text:list-item>
          <text:p text:style-name="P80">0, если x &lt; 0<text:s/></text:p>
        </text:list-item>
        <text:list-item>
          <text:p text:style-name="P81">1, если 0 &lt;= x &amp;&amp; x &lt;= 10<text:s/></text:p>
        </text:list-item>
        <text:list-item>
          <text:p text:style-name="P82">2, если x &gt; 10 o</text:p>
        </text:list-item>
      </text:list>
      <text:list text:style-name="LFO5" text:continue-numbering="true">
        <text:list-item>
          <text:p text:style-name="P83"><text:span text:style-name="T84">V</text:span><text:span text:style-name="T85">alue: само число x<text:s/></text:span></text:p>
        </text:list-item>
      </text:list>
      <text:list text:style-name="LFO2" text:continue-numbering="true">
        <text:list-item>
          <text:p text:style-name="P86"><text:span text:style-name="T87">Массив<text:s/></text:span><text:span text:style-name="T88">std::string</text:span><text:span text:style-name="T89"><text:s/></text:span></text:p>
          <text:list text:continue-numbering="true">
            <text:list-item>
              <text:p text:style-name="P90">Ключ: первая буква строки (тип ключа char)<text:s/></text:p>
            </text:list-item>
            <text:list-item>
              <text:p text:style-name="P91"><text:span text:style-name="T92">V</text:span><text:span text:style-name="T93">alue: длина строки</text:span></text:p>
            </text:list-item>
          </text:list>
        </text:list-item>
      </text:list>
      <text:p text:style-name="P94"><text:span text:style-name="T95">Вывод<text:s/></text:span></text:p>
      <text:p text:style-name="P96"><text:span text:style-name="T97">В<text:s/></text:span><text:span text:style-name="T98">main()</text:span><text:span text:style-name="T99"><text:s/>вывести статистику по каждой группе в формате:</text:span></text:p>
      <text:p text:style-name="P100"><text:span text:style-name="T101">key</text:span><text:span text:style-name="T102">,<text:s/></text:span><text:span text:style-name="T103">count</text:span><text:span text:style-name="T104">,<text:s/></text:span><text:span text:style-name="T105">minElem</text:span><text:span text:style-name="T106">,<text:s/></text:span><text:span text:style-name="T107">maxElem</text:span><text:span text:style-name="T108">,<text:s/></text:span><text:span text:style-name="T109">sum</text:span><text:span text:style-name="T110">,<text:s/></text:span><text:span text:style-name="T111">avg</text:span></text:p>
      <text:p text:style-name="P112"/>
      <text:list text:style-name="LFO1" text:continue-numbering="true">
        <text:list-item>
          <text:p text:style-name="P113"><text:span text:style-name="T114">Описание</text:span><text:span text:style-name="T115"><text:s/></text:span><text:span text:style-name="T116">алгоритма</text:span><text:span text:style-name="T117">:</text:span></text:p>
        </text:list-item>
      </text:list>
      <text:soft-page-break/>
      <text:list text:style-name="LFO6" text:continue-numbering="true">
        <text:list-item>
          <text:p text:style-name="P118"><text:span text:style-name="T119">Структура<text:s/></text:span><text:span text:style-name="T120">GroupInfo</text:span></text:p>
          <text:list text:continue-numbering="true">
            <text:list-item>
              <text:p text:style-name="P121"><text:span text:style-name="T122">Хранит данные</text:span><text:span text:style-name="T123"><text:s/></text:span><text:span text:style-name="T124">каждой группы</text:span></text:p>
            </text:list-item>
          </text:list>
        </text:list-item>
        <text:list-item>
          <text:p text:style-name="P125"><text:span text:style-name="T126"><text:s/></text:span><text:span text:style-name="T127">Функция<text:s/></text:span><text:span text:style-name="T128">GroupStats</text:span></text:p>
          <text:list text:continue-numbering="true">
            <text:list-item>
              <text:p text:style-name="P129"><text:span text:style-name="T130"><text:s/></text:span><text:span text:style-name="T131">Принимает на вход список, который нужно разделить на группы, размер этого списка, и функторы<text:s/></text:span><text:span text:style-name="T132">key</text:span><text:span text:style-name="T133"><text:s/>и<text:s/></text:span><text:span text:style-name="T134">val</text:span></text:p>
            </text:list-item>
            <text:list-item>
              <text:p text:style-name="P135"><text:span text:style-name="T136">Создаёт вектор<text:s/></text:span><text:span text:style-name="T137">groups</text:span><text:span text:style-name="T138">,<text:s/></text:span><text:span text:style-name="T139">в котором хранятся структуры для каждого ключа</text:span></text:p>
            </text:list-item>
            <text:list-item>
              <text:p text:style-name="P140"><text:span text:style-name="T141">Проходится по всему входному списку, каждый элемент распределяет в соответствующую структуру опираясь на ключ элемента и структуры(если таковой нет, создаётся новая структура с ключом элемента)</text:span></text:p>
            </text:list-item>
            <text:list-item>
              <text:p text:style-name="P142"><text:span text:style-name="T143">Определяет параметры каждой структуры: <text:s/></text:span><text:span text:style-name="T144">minElem</text:span><text:span text:style-name="T145">,<text:s/></text:span><text:span text:style-name="T146">maxElem</text:span><text:span text:style-name="T147">,<text:s/></text:span><text:span text:style-name="T148">avg</text:span><text:span text:style-name="T149">,<text:s/></text:span><text:span text:style-name="T150">sum</text:span><text:span text:style-name="T151">,<text:s/></text:span><text:span text:style-name="T152">count</text:span></text:p>
            </text:list-item>
            <text:list-item>
              <text:p text:style-name="P153"><text:span text:style-name="T154">Возвращает<text:s/></text:span><text:span text:style-name="T155">groups</text:span></text:p>
            </text:list-item>
          </text:list>
        </text:list-item>
      </text:list>
      <text:list text:style-name="LFO7" text:continue-numbering="true">
        <text:list-item>
          <text:p text:style-name="P156"><text:span text:style-name="T157">Функция<text:s/></text:span><text:span text:style-name="T158">print</text:span></text:p>
          <text:list text:continue-numbering="true">
            <text:list-item>
              <text:p text:style-name="P159"><text:span text:style-name="T160">Принимает на вход одну структуру<text:s/></text:span><text:span text:style-name="T161">GroupInfo</text:span></text:p>
            </text:list-item>
            <text:list-item>
              <text:p text:style-name="P162"><text:span text:style-name="T163">Красиво печатает данные из неё</text:span></text:p>
            </text:list-item>
          </text:list>
        </text:list-item>
        <text:list-item>
          <text:p text:style-name="P164"><text:span text:style-name="T165"><text:s/>Класс<text:s/></text:span><text:span text:style-name="T166">Key</text:span></text:p>
          <text:list text:continue-numbering="true">
            <text:list-item>
              <text:p text:style-name="P167"><text:span text:style-name="T168">Определяет, считать ключ для значения<text:s/></text:span><text:span text:style-name="T169">int</text:span><text:span text:style-name="T170">,<text:s/></text:span><text:span text:style-name="T171">double</text:span><text:span text:style-name="T172">, или<text:s/></text:span><text:span text:style-name="T173">std</text:span><text:span text:style-name="T174">::</text:span><text:span text:style-name="T175">string</text:span></text:p>
            </text:list-item>
            <text:list-item>
              <text:p text:style-name="P176"><text:span text:style-name="T177">Возвращает ключ в зависимости от типа подаваемых данных</text:span></text:p>
            </text:list-item>
          </text:list>
        </text:list-item>
      </text:list>
      <text:list text:style-name="LFO8" text:continue-numbering="true">
        <text:list-item>
          <text:p text:style-name="P178"><text:span text:style-name="T179">Класс<text:s/></text:span><text:span text:style-name="T180">Value</text:span></text:p>
          <text:list text:continue-numbering="true">
            <text:list-item>
              <text:p text:style-name="P181"><text:span text:style-name="T182">Определяет, считать<text:s/></text:span><text:span text:style-name="T183">value</text:span><text:span text:style-name="T184"><text:s/>для значения<text:s/></text:span><text:span text:style-name="T185">int</text:span><text:span text:style-name="T186">,<text:s/></text:span><text:span text:style-name="T187">double</text:span><text:span text:style-name="T188">, или<text:s/></text:span><text:span text:style-name="T189">std</text:span><text:span text:style-name="T190">::</text:span><text:span text:style-name="T191">string</text:span></text:p>
            </text:list-item>
            <text:list-item>
              <text:p text:style-name="P192"><text:span text:style-name="T193">Возвращает<text:s/></text:span><text:span text:style-name="T194">value</text:span><text:span text:style-name="T195"><text:s/>в зависимости от типа подаваемых данных</text:span></text:p>
            </text:list-item>
          </text:list>
        </text:list-item>
        <text:list-item>
          <text:p text:style-name="P196"><text:span text:style-name="T197">Функция<text:s/></text:span><text:span text:style-name="T198">main()</text:span></text:p>
          <text:list text:continue-numbering="true">
            <text:list-item>
              <text:p text:style-name="P199"><text:span text:style-name="T200">Точка входа в программу</text:span></text:p>
            </text:list-item>
            <text:list-item>
              <text:p text:style-name="P201"><text:span text:style-name="T202">Создаются 3 массива с данными типа<text:s/></text:span><text:span text:style-name="T203">int</text:span><text:span text:style-name="T204">,<text:s/></text:span><text:span text:style-name="T205">double</text:span><text:span text:style-name="T206">,<text:s/></text:span><text:span text:style-name="T207">std</text:span><text:span text:style-name="T208">::</text:span><text:span text:style-name="T209">string</text:span></text:p>
            </text:list-item>
            <text:list-item>
              <text:p text:style-name="P210"><text:span text:style-name="T211">Каждый массив с помощью функции<text:s/></text:span><text:span text:style-name="T212">GroupStats</text:span><text:span text:style-name="T213"><text:s/></text:span><text:span text:style-name="T214">разбивается на группы</text:span></text:p>
            </text:list-item>
            <text:list-item>
              <text:p text:style-name="P215"><text:span text:style-name="T216">Данные каждой группы выводятся в терминал</text:span></text:p>
            </text:list-item>
          </text:list>
        </text:list-item>
      </text:list>
      <text:p text:style-name="P217"/>
      <text:p text:style-name="Standard"><text:span text:style-name="T218">3.<text:s/></text:span><text:span text:style-name="T219">Код</text:span><text:span text:style-name="T220">:</text:span></text:p>
      <text:p text:style-name="P221">#include &lt;iostream&gt;</text:p>
      <text:p text:style-name="P222">#include &lt;vector&gt;</text:p>
      <text:p text:style-name="P223">#include &lt;string&gt;</text:p>
      <text:p text:style-name="P224"/>
      <text:p text:style-name="P225">template&lt;typename ElemT, typename KeyT, typename SumT&gt;</text:p>
      <text:p text:style-name="P226">struct GroupInfo</text:p>
      <text:p text:style-name="P227">{</text:p>
      <text:p text:style-name="P228">    KeyT key;</text:p>
      <text:p text:style-name="P229">    int count;</text:p>
      <text:p text:style-name="P230">    ElemT minElem;</text:p>
      <text:soft-page-break/>
      <text:p text:style-name="P231">    ElemT maxElem;</text:p>
      <text:p text:style-name="P232">    SumT sum;</text:p>
      <text:p text:style-name="P233">    double avg;</text:p>
      <text:p text:style-name="P234">};</text:p>
      <text:p text:style-name="P235"/>
      <text:p text:style-name="P236">template&lt;typename ElemT, typename KeyFT, typename ValueFT&gt;</text:p>
      <text:p text:style-name="P237">auto groupStats(ElemT* arr, int n, KeyFT keyFunc, ValueFT valueFunc) {</text:p>
      <text:p text:style-name="P238">    using Key = decltype(keyFunc(arr[0]));</text:p>
      <text:p text:style-name="P239">    using Value = decltype(valueFunc(arr[0]));</text:p>
      <text:p text:style-name="P240">   <text:s/></text:p>
      <text:p text:style-name="P241">    std::vector&lt;GroupInfo&lt;ElemT, Key, Value&gt;&gt; groups;</text:p>
      <text:p text:style-name="P242">   <text:s/></text:p>
      <text:p text:style-name="P243">   <text:s/></text:p>
      <text:p text:style-name="P244">    for (int i = 0; i &lt; n; i++) {</text:p>
      <text:p text:style-name="P245">        ElemT x = arr[i];</text:p>
      <text:p text:style-name="P246">       <text:s/></text:p>
      <text:p text:style-name="P247">        Key key = keyFunc(x);</text:p>
      <text:p text:style-name="P248">        Value value = valueFunc(x);</text:p>
      <text:p text:style-name="P249"/>
      <text:p text:style-name="P250">        bool is_found = false;</text:p>
      <text:p text:style-name="P251">        for (auto&amp; group : groups) {</text:p>
      <text:p text:style-name="P252">            if (group.key == key) {</text:p>
      <text:p text:style-name="P253">                group.count++;</text:p>
      <text:p text:style-name="P254">                if (x &lt; group.minElem) {</text:p>
      <text:p text:style-name="P255">                    group.minElem = x;</text:p>
      <text:p text:style-name="P256">                }</text:p>
      <text:p text:style-name="P257">                if (x &gt; group.maxElem) {</text:p>
      <text:p text:style-name="P258">                    group.maxElem = x;</text:p>
      <text:p text:style-name="P259">                }</text:p>
      <text:p text:style-name="P260">                group.sum += value;</text:p>
      <text:p text:style-name="P261">                group.avg = static_cast&lt;double&gt;(group.sum / group.count);</text:p>
      <text:p text:style-name="P262">                is_found = true;</text:p>
      <text:p text:style-name="P263">                break;</text:p>
      <text:p text:style-name="P264">            }</text:p>
      <text:p text:style-name="P265">        }</text:p>
      <text:p text:style-name="P266"/>
      <text:p text:style-name="P267">        if (!is_found) {</text:p>
      <text:p text:style-name="P268">            GroupInfo&lt;ElemT, Key, Value&gt; new_group;</text:p>
      <text:p text:style-name="P269">            new_group.key = key;</text:p>
      <text:p text:style-name="P270">            new_group.count = 1;</text:p>
      <text:p text:style-name="P271">            new_group.minElem = x;</text:p>
      <text:p text:style-name="P272">            new_group.maxElem = x;</text:p>
      <text:p text:style-name="P273">            new_group.sum = value;</text:p>
      <text:p text:style-name="P274">            new_group.avg = static_cast&lt;double&gt;(value);</text:p>
      <text:p text:style-name="P275">            groups.push_back(new_group);</text:p>
      <text:p text:style-name="P276">        }</text:p>
      <text:p text:style-name="P277"/>
      <text:p text:style-name="P278">    }</text:p>
      <text:p text:style-name="P279"/>
      <text:p text:style-name="P280">    return groups;</text:p>
      <text:p text:style-name="P281">}</text:p>
      <text:p text:style-name="P282"/>
      <text:p text:style-name="P283">template&lt;typename ElemT, typename KeyT, typename SumT&gt;</text:p>
      <text:p text:style-name="P284">void printGroups(const std::vector&lt;GroupInfo&lt;ElemT, KeyT, SumT&gt;&gt;&amp; groups) {</text:p>
      <text:p text:style-name="P285">    std::cout &lt;&lt; "KEY | COUNT | MIN | MAX | SUM | AVG\n";</text:p>
      <text:p text:style-name="P286">    std::cout &lt;&lt; "-----------------------------------\n";</text:p>
      <text:p text:style-name="P287">    for (const auto&amp; g : groups) {</text:p>
      <text:p text:style-name="P288">        std::cout<text:s/></text:p>
      <text:p text:style-name="P289">            &lt;&lt; g.key &lt;&lt; "   | "</text:p>
      <text:p text:style-name="P290">            &lt;&lt; g.count &lt;&lt; "     | "</text:p>
      <text:p text:style-name="P291">            &lt;&lt; g.minElem &lt;&lt; "   | "</text:p>
      <text:p text:style-name="P292">            &lt;&lt; g.maxElem &lt;&lt; "   | "</text:p>
      <text:p text:style-name="P293">            &lt;&lt; g.sum &lt;&lt; "   | "</text:p>
      <text:p text:style-name="P294">            &lt;&lt; g.avg &lt;&lt; "\n";</text:p>
      <text:p text:style-name="P295">    }</text:p>
      <text:p text:style-name="P296">    std::cout &lt;&lt; "\n";</text:p>
      <text:p text:style-name="P297">}</text:p>
      <text:p text:style-name="P298"/>
      <text:p text:style-name="P299">int main() {</text:p>
      <text:soft-page-break/>
      <text:p text:style-name="P300">    int arrI[] = {12, 25, 37, 42};</text:p>
      <text:p text:style-name="P301">    int nI = sizeof(arrI) / sizeof(arrI[0]);</text:p>
      <text:p text:style-name="P302"/>
      <text:p text:style-name="P303">    auto groupsInt = groupStats(arrI, nI,</text:p>
      <text:p text:style-name="P304">        [](int x){ return x % 10; },</text:p>
      <text:p text:style-name="P305">        [](int x){ return x; }</text:p>
      <text:p text:style-name="P306">    );</text:p>
      <text:p text:style-name="P307"/>
      <text:p text:style-name="P308">    printGroups(groupsInt);</text:p>
      <text:p text:style-name="P309"/>
      <text:p text:style-name="P310">    double arrD[] = {-5.5, 3.2, 12.0, 7.5, 15.3};</text:p>
      <text:p text:style-name="P311">    int nD = sizeof(arrD) / sizeof(arrD[0]);</text:p>
      <text:p text:style-name="P312"/>
      <text:p text:style-name="P313">    auto groupsDouble = groupStats(arrD, nD,</text:p>
      <text:p text:style-name="P314">        [](double x) {</text:p>
      <text:p text:style-name="P315">            if (x &lt; 0) return 0;</text:p>
      <text:p text:style-name="P316">            else if (x &lt;= 10) return 1;</text:p>
      <text:p text:style-name="P317">            else return 2;</text:p>
      <text:p text:style-name="P318">        },</text:p>
      <text:p text:style-name="P319">        [](double x) { return x; }</text:p>
      <text:p text:style-name="P320">    );</text:p>
      <text:p text:style-name="P321"/>
      <text:p text:style-name="P322">    printGroups(groupsDouble);</text:p>
      <text:p text:style-name="P323"/>
      <text:p text:style-name="P324">    std::string arrS[] = {"fqwefwq", "afds", "faaew", "afewadg", "eeeee"};</text:p>
      <text:p text:style-name="P325">    int nS = sizeof(arrS) / sizeof(arrS[0]);</text:p>
      <text:p text:style-name="P326"/>
      <text:p text:style-name="P327">    auto groupsString = groupStats(arrS, nS,</text:p>
      <text:p text:style-name="P328">        [](const std::string&amp; s){ return s[0]; },</text:p>
      <text:p text:style-name="P329">        [](const std::string&amp; s){ return static_cast&lt;int&gt;(s.size()); }</text:p>
      <text:p text:style-name="P330">    );</text:p>
      <text:p text:style-name="P331"/>
      <text:p text:style-name="P332">    printGroups(groupsString);</text:p>
      <text:p text:style-name="P333"/>
      <text:p text:style-name="P334">    return 0;</text:p>
      <text:p text:style-name="P335">}</text:p>
      <text:p text:style-name="P336"/>
      <text:p text:style-name="P337"/>
      <text:p text:style-name="P338"><text:span text:style-name="T339">C</text:span><text:span text:style-name="T340">сылка</text:span><text:span text:style-name="T341"><text:s/></text:span><text:span text:style-name="T342">на</text:span><text:span text:style-name="T343"><text:s/></text:span><text:span text:style-name="T344">репризиторий</text:span><text:span text:style-name="T345">:</text:span><text:s/><text:a xlink:href="https://github.com/dez1ros/yaps_lab/tree/master/laba%209" office:target-frame-name="_top" xlink:show="replace"><text:span text:style-name="T346">https</text:span><text:span text:style-name="Гиперссылка">://</text:span><text:span text:style-name="T347">github</text:span><text:span text:style-name="Гиперссылка">.</text:span><text:span text:style-name="T348">com</text:span><text:span text:style-name="Гиперссылка">/</text:span><text:span text:style-name="T349">dez</text:span><text:span text:style-name="Гиперссылка">1</text:span><text:span text:style-name="T350">ros</text:span><text:span text:style-name="Гиперссылка">/</text:span><text:span text:style-name="T351">yaps</text:span><text:span text:style-name="Гиперссылка">_</text:span><text:span text:style-name="T352">lab</text:span><text:span text:style-name="Гиперссылка">/</text:span><text:span text:style-name="T353">tree</text:span><text:span text:style-name="Гиперссылка">/</text:span><text:span text:style-name="T354">master</text:span><text:span text:style-name="Гиперссылка">/</text:span><text:span text:style-name="T355">laba</text:span><text:span text:style-name="Гиперссылка">%209</text:span></text:a></text:p>
      <text:p text:style-name="P356"/>
      <text:p text:style-name="Standard"><text:span text:style-name="T357">5.<text:s/></text:span><text:span text:style-name="T358">Вывод</text:span><text:span text:style-name="T359">:</text:span></text:p>
      <text:p text:style-name="Обычный"><text:span text:style-name="T360"><text:s text:c="2"/></text:span><text:span text:style-name="T361">В</text:span><text:span text:style-name="T362"><text:s/></text:span><text:span text:style-name="T363">ходе</text:span><text:span text:style-name="T364"><text:s/></text:span><text:span text:style-name="T365">лабораторной</text:span><text:span text:style-name="T366"><text:s/></text:span><text:span text:style-name="T367">работы</text:span><text:span text:style-name="T368"><text:s/></text:span><text:span text:style-name="T369">были</text:span><text:span text:style-name="T370"><text:s/></text:span><text:span text:style-name="T371">изучены</text:span><text:span text:style-name="T372"><text:s/></text:span><text:span text:style-name="T373">и</text:span><text:span text:style-name="T374"><text:s/></text:span><text:span text:style-name="T375">реализованы</text:span><text:span text:style-name="T376"><text:s/></text:span><text:span text:style-name="T377">шаблонные</text:span><text:span text:style-name="T378"><text:s/></text:span><text:span text:style-name="T379">функции</text:span><text:span text:style-name="T380"><text:s/></text:span><text:span text:style-name="T381">на</text:span><text:span text:style-name="T382"><text:s/></text:span><text:span text:style-name="T383">языке</text:span><text:span text:style-name="T384"><text:s/>C++.<text:s/></text:span><text:span text:style-name="T385">Был</text:span><text:span text:style-name="T386"><text:s/></text:span><text:span text:style-name="T387">получен</text:span><text:span text:style-name="T388"><text:s/></text:span><text:span text:style-name="T389">практический</text:span><text:span text:style-name="T390"><text:s/></text:span><text:span text:style-name="T391">навык</text:span><text:span text:style-name="T392"><text:s/></text:span><text:span text:style-name="T393">работы</text:span><text:span text:style-name="T394"><text:s/></text:span><text:span text:style-name="T395">с</text:span><text:span text:style-name="T396"><text:s/></text:span><text:span text:style-name="T397">обобщёнными</text:span><text:span text:style-name="T398"><text:s/></text:span><text:span text:style-name="T399">алгоритмами</text:span><text:span text:style-name="T400">.</text:span></text:p>
      <text:p text:style-name="P4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, 'Courier New', monosp" svg:font-family="Consolas, 'Courier New', monosp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 style:font-name-asian="NSimSun" style:font-name-complex="Lucida Sans"/>
    </style:style>
    <style:style style:name="WW_CharLFO2LVL3" style:family="text">
      <style:text-properties style:font-name="Courier New" style:font-name-complex="Courier New"/>
    </style:style>
    <style:style style:name="WW_CharLFO3LVL1" style:family="text">
      <style:text-properties style:font-name="Symbol" style:font-name-asian="N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NSimSun" style:font-name-complex="Lucida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style:font-name-asian="NSimSun" style:font-name-complex="Lucida Sans" fo:font-size="14pt" style:font-size-asian="14pt" style:font-size-complex="14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font-name-asian="NSimSun" style:font-name-complex="Lucida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asian="NSimSun" style:font-name-complex="Lucida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o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Courier New"/>
      </text:list-level-style-bullet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user</meta:initial-creator>
    <dc:creator>саша воронин</dc:creator>
    <meta:creation-date>2026-01-27T10:48:00Z</meta:creation-date>
    <dc:date>2026-01-29T12:11:00Z</dc:date>
    <meta:template xlink:href="Normal" xlink:type="simple"/>
    <meta:editing-cycles>5</meta:editing-cycles>
    <meta:editing-duration>PT1440S</meta:editing-duration>
    <meta:document-statistic meta:page-count="6" meta:paragraph-count="11" meta:word-count="873" meta:character-count="5839" meta:row-count="41" meta:non-whitespace-character-count="4977"/>
  </office:meta>
</office:document-meta>
</file>